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color="#ffffff" draw:fill-image-name="Empty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dash" draw:stroke-dash="Fine_20_Dotted" svg:stroke-width="0.051cm" draw:marker-start-width="0.254cm" draw:marker-end-width="0.254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81cm"/>
    </style:style>
    <style:style style:name="gr6" style:family="graphic" style:parent-style-name="standard">
      <style:graphic-properties draw:stroke="none" svg:stroke-color="#000000" draw:fill="none" draw:fill-color="#ffffff" fo:min-height="0.29cm"/>
    </style:style>
    <style:style style:name="gr7" style:family="graphic" style:parent-style-name="objectwithoutfill">
      <style:graphic-properties draw:fill="none"/>
    </style:style>
    <style:style style:name="gr8" style:family="graphic" style:parent-style-name="standard">
      <style:graphic-properties draw:stroke="none" svg:stroke-color="#000000" draw:fill="none" draw:fill-color="#ffffff" fo:min-height="0.764cm"/>
    </style:style>
    <style:style style:name="gr9" style:family="graphic" style:parent-style-name="objectwithoutfill">
      <style:graphic-properties svg:stroke-color="#c0c0c0" draw:marker-end="Arrow" draw:marker-end-width="0.203cm" draw:fill="non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objectwithoutfill">
      <style:graphic-properties svg:stroke-color="#808080" draw:fill="none"/>
    </style:style>
    <style:style style:name="gr13" style:family="graphic" style:parent-style-name="objectwithoutfill">
      <style:graphic-properties draw:marker-end="Arrow" draw:marker-end-width="0.203cm" draw:fill="none"/>
    </style:style>
    <style:style style:name="gr14" style:family="graphic" style:parent-style-name="standard">
      <style:graphic-properties draw:stroke="none" svg:stroke-color="#000000" draw:fill="none" draw:fill-color="#ffffff" fo:min-height="1.143cm"/>
    </style:style>
    <style:style style:name="gr15" style:family="graphic" style:parent-style-name="standard">
      <style:graphic-properties draw:stroke="none" svg:stroke-color="#000000" draw:fill="none" draw:fill-color="#ffffff" fo:min-height="2.544cm"/>
    </style:style>
    <style:style style:name="gr16" style:family="graphic" style:parent-style-name="objectwithoutfill">
      <style:graphic-properties svg:stroke-color="#00ae00" draw:fill="none"/>
    </style:style>
    <style:style style:name="gr17" style:family="graphic" style:parent-style-name="standard">
      <style:graphic-properties draw:stroke="none" svg:stroke-color="#000000" draw:fill="none" draw:fill-color="#ffffff" fo:min-height="0.757cm"/>
    </style:style>
    <style:style style:name="gr18" style:family="graphic" style:parent-style-name="standard">
      <style:graphic-properties svg:stroke-color="#00ae00" draw:fill="solid" draw:fill-color="#ffffff" draw:textarea-horizontal-align="justify" draw:textarea-vertical-align="middle" draw:auto-grow-height="false" draw:shadow="hidden"/>
    </style:style>
    <style:style style:name="gr19" style:family="graphic" style:parent-style-name="objectwithoutfill">
      <style:graphic-properties svg:stroke-width="0.025cm" svg:stroke-color="#00ae00" draw:marker-start-width="0.229cm" draw:marker-end-width="0.229cm" draw:fill="none" fo:padding-top="0.137cm" fo:padding-bottom="0.137cm" fo:padding-left="0.262cm" fo:padding-right="0.262cm"/>
    </style:style>
    <style:style style:name="gr20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71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00ae00"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ae00" fo:font-size="11pt" style:font-size-asian="11pt" style:font-size-complex="11pt"/>
    </style:style>
    <style:style style:name="T6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38cm" svg:height="3.138cm" svg:x="7.066cm" svg:y="8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762cm" svg:height="0.888cm" svg:x="6.744cm" svg:y="9.139cm" svg:viewBox="0 0 763 889" svg:d="m381 52c216 0 381 165 381 381s-165 381-381 381-381-165-381-381 165-381 381-381zm-381 0zm763 763zm-763-815v889z">
          <text:p/>
        </draw:path>
        <draw:path draw:style-name="gr3" draw:text-style-name="P1" draw:layer="layout" svg:width="1.65cm" svg:height="0.634cm" draw:transform="rotate (1.5707963267949) translate (15.352cm 10.394cm)" svg:viewBox="0 0 1651 635" svg:d="m381 381v254zm0 254h889zm889 0v-254zm-889-254h889zm889 0 381-381zm-867 0-381-381zm1248-381h-1651z">
          <text:p/>
        </draw:path>
        <draw:custom-shape draw:style-name="gr4" draw:text-style-name="P1" draw:layer="layout" svg:width="12.567cm" svg:height="18.06cm" draw:transform="rotate (1.5707963267949) translate (2.244cm 18.012cm)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397cm" svg:height="0.966cm" svg:x="15.351cm" svg:y="8.054cm">
          <draw:text-box>
            <text:p text:style-name="P1"><text:span text:style-name="T1">T</text:span><text:span text:style-name="T2">1</text:span></text:p>
          </draw:text-box>
        </draw:frame>
        <draw:frame draw:style-name="gr6" draw:text-style-name="P2" draw:layer="layout" svg:width="3.279cm" svg:height="0.687cm" svg:x="16.898cm" svg:y="9.7cm">
          <draw:text-box>
            <text:p><text:span text:style-name="T3">SourcePosition</text:span></text:p>
          </draw:text-box>
        </draw:frame>
        <draw:line draw:style-name="gr7" draw:text-style-name="P1" draw:layer="layout" svg:x1="15.882cm" svg:y1="9.77cm" svg:x2="17.052cm" svg:y2="10.081cm">
          <text:p/>
        </draw:line>
        <draw:frame draw:style-name="gr8" draw:text-style-name="P3" draw:layer="layout" svg:width="5.529cm" svg:height="1.014cm" svg:x="8.933cm" svg:y="6.745cm">
          <draw:text-box>
            <text:p><text:span text:style-name="T3">ListenerPosition = (0,0,0)</text:span></text:p>
          </draw:text-box>
        </draw:frame>
        <draw:line draw:style-name="gr7" draw:text-style-name="P1" draw:layer="layout" svg:x1="8.655cm" svg:y1="9.479cm" svg:x2="9.187cm" svg:y2="7.507cm">
          <text:p/>
        </draw:line>
        <draw:line draw:style-name="gr9" draw:text-style-name="P1" draw:layer="layout" svg:x1="8.681cm" svg:y1="9.598cm" svg:x2="15.732cm" svg:y2="9.598cm">
          <text:p/>
        </draw:line>
        <draw:custom-shape draw:style-name="gr10" draw:text-style-name="P1" draw:layer="layout" svg:width="0.254cm" svg:height="0.254cm" svg:x="8.505cm" svg:y="9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2.07cm" svg:height="1.3cm" svg:x="7.392cm" svg:y="8.591cm">
          <draw:text-box>
            <text:p><text:span text:style-name="T4">(0,0,0)</text:span></text:p>
          </draw:text-box>
        </draw:frame>
        <draw:line draw:style-name="gr12" draw:text-style-name="P1" draw:layer="layout" svg:x1="8.249cm" svg:y1="11.135cm" svg:x2="8.63cm" svg:y2="11.643cm">
          <text:p/>
        </draw:line>
        <draw:line draw:style-name="gr12" draw:text-style-name="P1" draw:layer="layout" svg:x1="9.011cm" svg:y1="11.135cm" svg:x2="8.635cm" svg:y2="11.643cm">
          <text:p/>
        </draw:line>
        <draw:line draw:style-name="gr13" draw:text-style-name="P1" draw:layer="layout" svg:x1="8.635cm" svg:y1="9.684cm" svg:x2="8.635cm" svg:y2="14.1cm">
          <text:p/>
        </draw:line>
        <draw:line draw:style-name="gr7" draw:text-style-name="P1" draw:layer="layout" svg:x1="8.62cm" svg:y1="12.322cm" svg:x2="7.817cm" svg:y2="12.549cm">
          <text:p/>
        </draw:line>
        <draw:frame draw:style-name="gr14" draw:text-style-name="P3" draw:layer="layout" svg:width="4.356cm" svg:height="1.393cm" svg:x="3.711cm" svg:y="11.884cm">
          <draw:text-box>
            <text:p><text:span text:style-name="T3">ListenerView = (1,0,0)</text:span></text:p>
          </draw:text-box>
        </draw:frame>
        <draw:line draw:style-name="gr13" draw:text-style-name="P1" draw:layer="layout" svg:x1="15.719cm" svg:y1="9.597cm" svg:x2="13.306cm" svg:y2="9.597cm">
          <text:p/>
        </draw:line>
        <draw:line draw:style-name="gr7" draw:text-style-name="P1" draw:layer="layout" svg:x1="14.335cm" svg:y1="9.782cm" svg:x2="13.954cm" svg:y2="10.544cm">
          <text:p/>
        </draw:line>
        <draw:frame draw:style-name="gr15" draw:text-style-name="P5" draw:layer="layout" svg:width="4.356cm" svg:height="2.794cm" svg:x="12.03cm" svg:y="9.54cm">
          <draw:text-box>
            <text:p><text:span text:style-name="T3">SourceView = (0,-1,0)</text:span></text:p>
          </draw:text-box>
        </draw:frame>
        <draw:line draw:style-name="gr16" draw:text-style-name="P1" draw:layer="layout" svg:x1="8.671cm" svg:y1="9.65cm" svg:x2="10.577cm" svg:y2="12.951cm">
          <text:p/>
        </draw:line>
        <draw:path draw:style-name="gr2" draw:text-style-name="P1" draw:layer="layout" svg:width="0.762cm" svg:height="0.888cm" draw:transform="rotate (-3.14159265358979) translate (10.556cm 9.999cm)" svg:viewBox="0 0 763 889" svg:d="m381 52c216 0 381 165 381 381s-165 381-381 381-381-165-381-381 165-381 381-381zm-381 0zm763 763zm-763-815v889z">
          <text:p/>
        </draw:path>
        <draw:frame draw:style-name="gr17" draw:text-style-name="P2" draw:layer="layout" svg:width="1.397cm" svg:height="1.007cm" svg:x="5.748cm" svg:y="9.122cm">
          <draw:text-box>
            <text:p><text:span text:style-name="T1">R</text:span><text:span text:style-name="T2">2</text:span></text:p>
          </draw:text-box>
        </draw:frame>
        <draw:line draw:style-name="gr16" draw:text-style-name="P1" draw:layer="layout" svg:x1="7.282cm" svg:y1="10.69cm" svg:x2="10.076cm" svg:y2="8.448cm">
          <text:p/>
        </draw:line>
        <draw:path draw:style-name="gr18" draw:text-style-name="P1" draw:layer="layout" svg:width="0.762cm" svg:height="0.888cm" draw:transform="rotate (-2.44346095279206) translate (10.3776168704551cm 8.7291802312148cm)" svg:viewBox="0 0 763 889" svg:d="m381 52c216 0 381 165 381 381s-165 381-381 381-381-165-381-381 165-381 381-381zm-381 0zm763 763zm-763-815v889z">
          <text:p/>
        </draw:path>
        <draw:path draw:style-name="gr19" draw:text-style-name="P1" draw:layer="layout" svg:width="1.126cm" svg:height="0.262cm" svg:x="8.632cm" svg:y="11.521cm" svg:viewBox="0 0 1127 263" svg:d="m0 256c20-4 41 7 61 6s41 2 61 0 41-5 63-2c19 3 40-2 61-6s45-1 67-4c19-3 41-2 61-6 22-4 44-3 65-12s42-5 64-8c20-3 43-6 63-13 26-9 41-10 63-14 20-4 40-10 61-14 28-12 42-17 65-22 20-4 45-15 61-17 22-8 43-18 65-26 21-14 40-20 59-29 22-10 53-16 67-26 27-12 33-16 51-25l69-38">
          <text:p/>
        </draw:path>
        <draw:custom-shape draw:style-name="gr20" draw:text-style-name="P1" draw:layer="layout" svg:width="0.127cm" svg:height="0.127cm" svg:x="8.568cm" svg:y="9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14cm" svg:y1="11.833cm" svg:x2="9.695cm" svg:y2="13.23cm">
          <text:p/>
        </draw:line>
        <draw:frame draw:style-name="gr14" draw:text-style-name="P6" draw:layer="layout" svg:width="8.42cm" svg:height="1.393cm" svg:x="8.633cm" svg:y="12.795cm">
          <draw:text-box>
            <text:p><text:span text:style-name="T5">ListenerRotation(azimuth,elevation,twist)</text:span></text:p>
          </draw:text-box>
        </draw:frame>
        <draw:path draw:style-name="gr18" draw:text-style-name="P1" draw:layer="layout" svg:width="0.762cm" svg:height="0.888cm" draw:transform="rotate (0.698131700797732) translate (6.86538312954492cm 10.4548197687852cm)" svg:viewBox="0 0 763 889" svg:d="m381 52c216 0 381 165 381 381s-165 381-381 381-381-165-381-381 165-381 381-381zm-381 0zm763 763zm-763-815v889z">
          <text:p/>
        </draw:path>
        <draw:custom-shape draw:style-name="gr20" draw:text-style-name="P1" draw:layer="layout" svg:width="0.127cm" svg:height="0.127cm" svg:x="15.66cm" svg:y="9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1.397cm" svg:height="1.064cm" svg:x="10.579cm" svg:y="9.095cm">
          <draw:text-box>
            <text:p>R<text:span text:style-name="T6">1</text:span></text:p>
          </draw:text-box>
        </draw:frame>
        <draw:frame draw:style-name="gr14" draw:text-style-name="P3" draw:layer="layout" svg:width="0.718cm" svg:height="1.393cm" svg:x="7.911cm" svg:y="12.985cm">
          <draw:text-box>
            <text:p><text:span text:style-name="T3">x</text:span></text:p>
          </draw:text-box>
        </draw:frame>
        <draw:frame draw:style-name="gr14" draw:text-style-name="P3" draw:layer="layout" svg:width="0.718cm" svg:height="1.393cm" svg:x="14.506cm" svg:y="8.639cm">
          <draw:text-box>
            <text:p><text:span text:style-name="T3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measure-align="inside" draw:measure-vertical-align="below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4:51:43.19</meta:creation-date>
    <dc:date>2012-08-03T14:42:41.48</dc:date>
    <meta:editing-duration>PT2H20M1S</meta:editing-duration>
    <meta:editing-cycles>25</meta:editing-cycles>
    <meta:generator>LibreOffice/3.5$Windows_x86 LibreOffice_project/165a79a-7059095-e13bb37-fef39a4-9503d18</meta:generator>
    <meta:document-statistic meta:object-count="34"/>
  </office:meta>
</office:document-meta>
</file>